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079ccd" officeooo:paragraph-rsid="00079cc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087bcf" officeooo:paragraph-rsid="00087bc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officeooo:rsid="00079ccd" officeooo:paragraph-rsid="00079cc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language="ru" fo:country="RU" officeooo:rsid="00079ccd" officeooo:paragraph-rsid="00079ccd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79ccd" officeooo:paragraph-rsid="00079cc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87bcf" officeooo:paragraph-rsid="00087bc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a112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b175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c3c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e001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e0019" officeooo:paragraph-rsid="000e001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b175f" officeooo:paragraph-rsid="000b175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c3c1e" officeooo:paragraph-rsid="000c3c1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c3c1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ca14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de2a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a146" officeooo:paragraph-rsid="000de2a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87bcf" officeooo:paragraph-rsid="00087bc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en" fo:country="US" officeooo:rsid="00079ccd" officeooo:paragraph-rsid="00079ccd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20pt" officeooo:rsid="00079ccd" officeooo:paragraph-rsid="00079ccd" style:font-size-asian="17.5pt" style:font-size-complex="20pt"/>
    </style:style>
    <style:style style:name="P22" style:family="paragraph" style:parent-style-name="Standard">
      <style:text-properties fo:color="#000000" style:font-name="Source Code Pro" fo:font-size="12pt" style:font-size-asian="12pt" style:font-size-complex="12pt"/>
    </style:style>
    <style:style style:name="P23" style:family="paragraph" style:parent-style-name="Standard">
      <style:text-properties fo:color="#000000" style:font-name="Source Code Pro" fo:font-size="12pt" fo:background-color="#ffffff" style:font-size-asian="12pt" style:font-size-complex="12pt"/>
    </style:style>
    <style:style style:name="P24" style:family="paragraph" style:parent-style-name="Standard">
      <style:paragraph-properties style:line-height-at-least="0.402cm"/>
      <style:text-properties fo:color="#000000" style:font-name="Source Code Pro" fo:font-size="12pt" fo:background-color="#ffffff" style:font-size-asian="12pt" style:font-size-complex="12pt"/>
    </style:style>
    <style:style style:name="P25" style:family="paragraph" style:parent-style-name="Standard">
      <style:paragraph-properties style:line-height-at-least="0.402cm"/>
      <style:text-properties fo:color="#000000" style:font-name="Source Code Pro" fo:font-size="12pt" officeooo:paragraph-rsid="0018f52a" fo:background-color="#ffffff" style:font-size-asian="12pt" style:font-size-complex="12pt"/>
    </style:style>
    <style:style style:name="P26" style:family="paragraph" style:parent-style-name="Standard">
      <style:paragraph-properties style:line-height-at-least="0.402cm"/>
      <style:text-properties fo:color="#000000" style:font-name="Source Code Pro" fo:font-size="12pt" fo:font-weight="normal" officeooo:rsid="0012f759" officeooo:paragraph-rsid="0012f759" fo:background-color="#ffffff" style:font-size-asian="12pt" style:font-size-complex="12pt"/>
    </style:style>
    <style:style style:name="P27" style:family="paragraph" style:parent-style-name="Standard">
      <style:paragraph-properties style:line-height-at-least="0.402cm"/>
      <style:text-properties fo:color="#000000" style:font-name="Source Code Pro" fo:font-size="12pt" fo:font-weight="normal" fo:background-color="#ffffff" style:font-size-asian="12pt" style:font-size-complex="12pt"/>
    </style:style>
    <style:style style:name="P28" style:family="paragraph" style:parent-style-name="Standard">
      <style:paragraph-properties style:line-height-at-least="0.402cm"/>
      <style:text-properties fo:color="#000000" style:font-name="Source Code Pro" fo:font-size="12pt" fo:font-weight="normal" officeooo:paragraph-rsid="0018f52a" fo:background-color="#ffffff" style:font-size-asian="12pt" style:font-size-complex="12pt"/>
    </style:style>
    <style:style style:name="P29" style:family="paragraph" style:parent-style-name="Standard">
      <style:paragraph-properties style:line-height-at-least="0.402cm"/>
      <style:text-properties fo:color="#000000" style:font-name="Source Code Pro" fo:font-size="12pt" fo:language="en" fo:country="US" fo:font-weight="normal" officeooo:rsid="0012f759" officeooo:paragraph-rsid="00133d7a" fo:background-color="#ffffff" style:font-size-asian="12pt" style:font-size-complex="12pt"/>
    </style:style>
    <style:style style:name="P30" style:family="paragraph" style:parent-style-name="Standard">
      <style:paragraph-properties style:line-height-at-least="0.402cm"/>
      <style:text-properties fo:color="#000000" style:font-name="Source Code Pro" fo:font-size="12pt" fo:language="en" fo:country="US" fo:font-weight="normal" officeooo:rsid="0012f759" officeooo:paragraph-rsid="0018f52a" fo:background-color="#ffffff" style:font-size-asian="12pt" style:font-size-complex="12pt"/>
    </style:style>
    <style:style style:name="P31" style:family="paragraph" style:parent-style-name="Standard">
      <style:paragraph-properties style:line-height-at-least="0.402cm"/>
      <style:text-properties fo:color="#000000" style:font-name="Source Code Pro" fo:font-size="12pt" fo:language="ru" fo:country="RU" fo:font-weight="normal" officeooo:rsid="0018f52a" officeooo:paragraph-rsid="0018f52a" fo:background-color="#ffffff" style:font-size-asian="12pt" style:font-size-complex="12pt"/>
    </style:style>
    <style:style style:name="P32" style:family="paragraph" style:parent-style-name="Standard">
      <style:paragraph-properties style:line-height-at-least="0.402cm"/>
      <style:text-properties fo:color="#000000" style:font-name="Arial" fo:font-size="15pt" officeooo:rsid="0012f759" officeooo:paragraph-rsid="0012f759" fo:background-color="#ffffff" style:font-size-asian="15pt" style:font-size-complex="15pt"/>
    </style:style>
    <style:style style:name="P33" style:family="paragraph" style:parent-style-name="Standard">
      <style:paragraph-properties style:line-height-at-least="0.402cm"/>
      <style:text-properties fo:color="#000000" style:font-name="Arial" fo:font-size="15pt" fo:language="en" fo:country="US" fo:font-weight="normal" officeooo:rsid="0012f759" officeooo:paragraph-rsid="0012f759" fo:background-color="#ffffff" style:font-size-asian="15pt" style:font-size-complex="15pt"/>
    </style:style>
    <style:style style:name="P34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9cd45" officeooo:paragraph-rsid="00087bcf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a1123" officeooo:paragraph-rsid="000e0019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a1123" officeooo:paragraph-rsid="000c3c1e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e0019" officeooo:paragraph-rsid="000e0019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officeooo:paragraph-rsid="000c3c1e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language="en" fo:country="US" officeooo:rsid="000c3c1e" officeooo:paragraph-rsid="000ca146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165e8a" officeooo:paragraph-rsid="00165e8a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16608a" officeooo:paragraph-rsid="0016608a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ru" fo:country="RU" officeooo:rsid="000a1123" officeooo:paragraph-rsid="000e84f1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8pt" fo:language="ru" fo:country="RU" officeooo:rsid="000e0019" officeooo:paragraph-rsid="000e0019" style:font-size-asian="18pt" style:font-size-complex="18pt"/>
    </style:style>
    <style:style style:name="P4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8pt" fo:language="en" fo:country="US" officeooo:rsid="000e0019" officeooo:paragraph-rsid="000e0019" style:font-size-asian="18pt" style:font-size-complex="18pt"/>
    </style:style>
    <style:style style:name="P4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ru" fo:country="RU" officeooo:rsid="000e0019" officeooo:paragraph-rsid="000e0019" style:font-size-asian="15pt" style:font-size-complex="15pt"/>
    </style:style>
    <style:style style:name="P4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ru" fo:country="RU" officeooo:rsid="000e0019" officeooo:paragraph-rsid="000e84f1" style:font-size-asian="15pt" style:font-size-complex="15pt"/>
    </style:style>
    <style:style style:name="P4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en" fo:country="US" officeooo:rsid="000e84f1" officeooo:paragraph-rsid="000e84f1" style:font-size-asian="15pt" style:font-size-complex="15pt"/>
    </style:style>
    <style:style style:name="P4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Source Code Pro" fo:font-size="12pt" fo:language="ru" fo:country="RU" officeooo:rsid="000e0019" officeooo:paragraph-rsid="000e84f1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Source Code Pro" fo:font-size="12pt" fo:language="en" fo:country="US" officeooo:rsid="000e84f1" officeooo:paragraph-rsid="000e84f1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0e84f1" officeooo:paragraph-rsid="000e84f1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0e84f1" officeooo:paragraph-rsid="000ffdcf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106679" officeooo:paragraph-rsid="00106679" fo:background-color="#ffffff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fo:font-weight="normal" officeooo:rsid="00126208" officeooo:paragraph-rsid="00126208" fo:background-color="#ffffff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-0.9cm" style:line-height-at-least="0.402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fo:font-weight="normal" officeooo:rsid="00126208" officeooo:paragraph-rsid="00133d7a" fo:background-color="#ffffff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0ffdcf" officeooo:paragraph-rsid="000e84f1" fo:background-color="#ffffff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106679" officeooo:paragraph-rsid="00106679" fo:background-color="#ffffff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0e0019" officeooo:paragraph-rsid="0018f52a" fo:background-color="#ffffff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0e0019" officeooo:paragraph-rsid="0018f52a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en" fo:country="US" officeooo:rsid="000ffdcf" officeooo:paragraph-rsid="000ffdcf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en" fo:country="US" officeooo:rsid="00126208" officeooo:paragraph-rsid="00126208" fo:background-color="#ffffff" style:font-size-asian="12pt" style:font-size-complex="12pt"/>
    </style:style>
    <style:style style:name="P6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5pt" fo:language="ru" fo:country="RU" officeooo:rsid="000e0019" officeooo:paragraph-rsid="00106679" style:font-size-asian="15pt" style:font-size-complex="15pt"/>
    </style:style>
    <style:style style:name="P63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5pt" fo:language="ru" fo:country="RU" officeooo:rsid="00126208" officeooo:paragraph-rsid="00126208" style:font-size-asian="15pt" style:font-size-complex="15pt"/>
    </style:style>
    <style:style style:name="P6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5pt" fo:language="ru" fo:country="RU" officeooo:rsid="00106679" officeooo:paragraph-rsid="00106679" fo:background-color="#ffffff" style:font-size-asian="15pt" style:font-size-complex="15pt"/>
    </style:style>
    <style:style style:name="P65" style:family="paragraph" style:parent-style-name="Standard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ru" fo:country="RU" officeooo:rsid="000ffdcf" officeooo:paragraph-rsid="000ffdcf" fo:background-color="#ffffff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ru" fo:country="RU" officeooo:rsid="001e9e73" officeooo:paragraph-rsid="001e9e73" fo:background-color="#ffffff" style:font-size-asian="12pt" style:font-size-complex="12pt"/>
    </style:style>
    <style:style style:name="P6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16608a" officeooo:paragraph-rsid="0016608a" style:font-size-asian="12pt" style:font-size-complex="12pt"/>
    </style:style>
    <style:style style:name="P6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1e7e4e" officeooo:paragraph-rsid="001e7e4e" style:font-size-asian="12pt" style:font-size-complex="12pt"/>
    </style:style>
    <style:style style:name="P7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1e7e4e" officeooo:paragraph-rsid="001e9e73" style:font-size-asian="12pt" style:font-size-complex="12pt"/>
    </style:style>
    <style:style style:name="P71" style:family="paragraph" style:parent-style-name="Standard">
      <style:paragraph-properties style:line-height-at-least="0.402cm"/>
      <style:text-properties fo:color="#000000" style:font-name="Arial" fo:font-size="12pt" fo:language="ru" fo:country="RU" fo:font-weight="normal" officeooo:rsid="0015d880" officeooo:paragraph-rsid="0015d880" fo:background-color="#ffffff" style:font-size-asian="12pt" style:font-size-complex="12pt"/>
    </style:style>
    <style:style style:name="P72" style:family="paragraph" style:parent-style-name="Standard">
      <style:paragraph-properties style:line-height-at-least="0.402cm"/>
      <style:text-properties fo:color="#000000" style:font-name="Arial" fo:font-size="15pt" fo:language="ru" fo:country="RU" fo:font-weight="normal" officeooo:rsid="0018f52a" officeooo:paragraph-rsid="0018f52a" fo:background-color="#ffffff" style:font-size-asian="15pt" style:font-size-complex="15pt"/>
    </style:style>
    <style:style style:name="P73" style:family="paragraph" style:parent-style-name="Standard">
      <style:paragraph-properties style:line-height-at-least="0.402cm"/>
      <style:text-properties fo:color="#000000" style:font-name="Source Code Pro" fo:font-size="12pt" fo:language="ru" fo:country="RU" fo:font-weight="normal" officeooo:rsid="0018f52a" officeooo:paragraph-rsid="0018f52a" fo:background-color="#ffffff" style:font-size-asian="12pt" style:font-size-complex="12pt"/>
    </style:style>
    <style:style style:name="P74" style:family="paragraph" style:parent-style-name="Standard">
      <style:paragraph-properties style:line-height-at-least="0.402cm"/>
      <style:text-properties fo:color="#000000" style:font-name="Arial" fo:font-size="15pt" fo:language="ru" fo:country="RU" fo:font-weight="normal" officeooo:rsid="001e9e73" officeooo:paragraph-rsid="001e9e73" fo:background-color="#ffffff" style:font-size-asian="15pt" style:font-size-complex="15pt"/>
    </style:style>
    <style:style style:name="P75" style:family="paragraph" style:parent-style-name="Standard">
      <style:paragraph-properties style:line-height-at-least="0.402cm"/>
      <style:text-properties fo:color="#000000" style:font-name="Source Code Pro" fo:font-size="12pt" fo:language="ru" fo:country="RU" fo:font-weight="normal" officeooo:rsid="001e9e73" officeooo:paragraph-rsid="001e9e73" fo:background-color="#ffffff" style:font-size-asian="12pt" style:font-size-complex="12pt"/>
    </style:style>
    <style:style style:name="P76" style:family="paragraph" style:parent-style-name="Standard">
      <style:paragraph-properties style:line-height-at-least="0.402cm"/>
      <style:text-properties fo:color="#000000" style:font-name="Source Code Pro" fo:font-size="12pt" fo:language="ru" fo:country="RU" fo:font-weight="normal" officeooo:rsid="001e9e73" officeooo:paragraph-rsid="001f1c8d" fo:background-color="#ffffff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officeooo:paragraph-rsid="000c3c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cd45"/>
    </style:style>
    <style:style style:name="T3" style:family="text">
      <style:text-properties fo:language="en" fo:country="US" officeooo:rsid="000b175f"/>
    </style:style>
    <style:style style:name="T4" style:family="text">
      <style:text-properties fo:language="en" fo:country="US" officeooo:rsid="000c3c1e"/>
    </style:style>
    <style:style style:name="T5" style:family="text">
      <style:text-properties fo:language="en" fo:country="US" officeooo:rsid="000e84f1"/>
    </style:style>
    <style:style style:name="T6" style:family="text">
      <style:text-properties fo:language="en" fo:country="US" fo:background-color="#ffffff" loext:char-shading-value="0"/>
    </style:style>
    <style:style style:name="T7" style:family="text">
      <style:text-properties fo:language="en" fo:country="US" officeooo:rsid="00106679" fo:background-color="#ffffff" loext:char-shading-value="0"/>
    </style:style>
    <style:style style:name="T8" style:family="text">
      <style:text-properties fo:language="en" fo:country="US" officeooo:rsid="0012f759" fo:background-color="#ffffff" loext:char-shading-value="0"/>
    </style:style>
    <style:style style:name="T9" style:family="text">
      <style:text-properties fo:language="en" fo:country="US" officeooo:rsid="00126208"/>
    </style:style>
    <style:style style:name="T10" style:family="text">
      <style:text-properties fo:language="en" fo:country="US" fo:font-weight="normal"/>
    </style:style>
    <style:style style:name="T11" style:family="text">
      <style:text-properties fo:language="en" fo:country="US" fo:font-weight="normal" officeooo:rsid="0013305c"/>
    </style:style>
    <style:style style:name="T12" style:family="text">
      <style:text-properties fo:language="en" fo:country="US" officeooo:rsid="0013305c"/>
    </style:style>
    <style:style style:name="T13" style:family="text">
      <style:text-properties fo:language="en" fo:country="US" officeooo:rsid="00170222"/>
    </style:style>
    <style:style style:name="T14" style:family="text">
      <style:text-properties fo:language="en" fo:country="US" officeooo:rsid="001ca830"/>
    </style:style>
    <style:style style:name="T15" style:family="text">
      <style:text-properties fo:language="en" fo:country="US" officeooo:rsid="001f1c8d"/>
    </style:style>
    <style:style style:name="T16" style:family="text">
      <style:text-properties fo:language="en" fo:country="US" officeooo:rsid="001fa021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ca146"/>
    </style:style>
    <style:style style:name="T19" style:family="text">
      <style:text-properties fo:language="ru" fo:country="RU" officeooo:rsid="000de2ab"/>
    </style:style>
    <style:style style:name="T20" style:family="text">
      <style:text-properties fo:language="ru" fo:country="RU" officeooo:rsid="000e0019"/>
    </style:style>
    <style:style style:name="T21" style:family="text">
      <style:text-properties fo:language="ru" fo:country="RU" fo:background-color="#ffffff" loext:char-shading-value="0"/>
    </style:style>
    <style:style style:name="T22" style:family="text">
      <style:text-properties fo:language="ru" fo:country="RU" officeooo:rsid="000e0019" fo:background-color="#ffffff" loext:char-shading-value="0"/>
    </style:style>
    <style:style style:name="T23" style:family="text">
      <style:text-properties fo:language="ru" fo:country="RU" officeooo:rsid="000ffdcf" fo:background-color="#ffffff" loext:char-shading-value="0"/>
    </style:style>
    <style:style style:name="T24" style:family="text">
      <style:text-properties fo:language="ru" fo:country="RU" officeooo:rsid="0016608a"/>
    </style:style>
    <style:style style:name="T25" style:family="text">
      <style:text-properties fo:language="ru" fo:country="RU" officeooo:rsid="00170222"/>
    </style:style>
    <style:style style:name="T26" style:family="text">
      <style:text-properties officeooo:rsid="0009cd45"/>
    </style:style>
    <style:style style:name="T27" style:family="text">
      <style:text-properties style:font-name="Source Code Pro"/>
    </style:style>
    <style:style style:name="T28" style:family="text">
      <style:text-properties style:font-name="Source Code Pro" fo:language="en" fo:country="US"/>
    </style:style>
    <style:style style:name="T29" style:family="text">
      <style:text-properties style:font-name="Source Code Pro" fo:language="en" fo:country="US" officeooo:rsid="0009cd45"/>
    </style:style>
    <style:style style:name="T30" style:family="text">
      <style:text-properties style:font-name="Source Code Pro" fo:language="en" fo:country="US" officeooo:rsid="000e0019"/>
    </style:style>
    <style:style style:name="T31" style:family="text">
      <style:text-properties style:font-name="Source Code Pro" fo:language="en" fo:country="US" officeooo:rsid="000b175f"/>
    </style:style>
    <style:style style:name="T32" style:family="text">
      <style:text-properties style:font-name="Source Code Pro" fo:language="en" fo:country="US" officeooo:rsid="000c3c1e"/>
    </style:style>
    <style:style style:name="T33" style:family="text">
      <style:text-properties style:font-name="Source Code Pro" fo:language="en" fo:country="US" officeooo:rsid="001e7e4e"/>
    </style:style>
    <style:style style:name="T34" style:family="text">
      <style:text-properties style:font-name="Source Code Pro" fo:language="en" fo:country="US" officeooo:rsid="001f1c8d"/>
    </style:style>
    <style:style style:name="T35" style:family="text">
      <style:text-properties style:font-name="Source Code Pro" officeooo:rsid="0009cd45"/>
    </style:style>
    <style:style style:name="T36" style:family="text">
      <style:text-properties style:font-name="Source Code Pro" officeooo:rsid="000e0019"/>
    </style:style>
    <style:style style:name="T37" style:family="text">
      <style:text-properties style:font-name="Source Code Pro" officeooo:rsid="000b175f"/>
    </style:style>
    <style:style style:name="T38" style:family="text">
      <style:text-properties style:font-name="Source Code Pro" officeooo:rsid="00154e97"/>
    </style:style>
    <style:style style:name="T39" style:family="text">
      <style:text-properties style:font-name="Source Code Pro" fo:font-size="12pt" fo:language="en" fo:country="US" officeooo:rsid="000c3c1e" style:font-size-asian="12pt" style:font-size-complex="12pt"/>
    </style:style>
    <style:style style:name="T40" style:family="text">
      <style:text-properties style:font-name="Source Code Pro" officeooo:rsid="000ca146"/>
    </style:style>
    <style:style style:name="T41" style:family="text">
      <style:text-properties style:font-name="Source Code Pro" fo:language="ru" fo:country="RU"/>
    </style:style>
    <style:style style:name="T42" style:family="text">
      <style:text-properties style:font-name="Source Code Pro" fo:language="ru" fo:country="RU" officeooo:rsid="000ca146"/>
    </style:style>
    <style:style style:name="T43" style:family="text">
      <style:text-properties style:font-name="Source Code Pro" fo:language="ru" fo:country="RU" officeooo:rsid="000de2ab"/>
    </style:style>
    <style:style style:name="T44" style:family="text">
      <style:text-properties style:font-name="Source Code Pro" fo:language="ru" fo:country="RU" officeooo:rsid="000e0019"/>
    </style:style>
    <style:style style:name="T45" style:family="text">
      <style:text-properties style:font-name="Source Code Pro" fo:language="ru" fo:country="RU" officeooo:rsid="0018f52a"/>
    </style:style>
    <style:style style:name="T46" style:family="text">
      <style:text-properties style:font-name="Source Code Pro" fo:language="ru" fo:country="RU" fo:font-weight="normal" officeooo:rsid="0018f52a"/>
    </style:style>
    <style:style style:name="T47" style:family="text">
      <style:text-properties style:font-name="Source Code Pro" fo:language="ru" fo:country="RU" officeooo:rsid="001e9e73"/>
    </style:style>
    <style:style style:name="T48" style:family="text">
      <style:text-properties style:font-name="Source Code Pro" officeooo:rsid="000de2ab"/>
    </style:style>
    <style:style style:name="T49" style:family="text">
      <style:text-properties style:font-name="Source Code Pro" officeooo:rsid="0016608a"/>
    </style:style>
    <style:style style:name="T50" style:family="text">
      <style:text-properties style:font-name="Source Code Pro" officeooo:rsid="00170222"/>
    </style:style>
    <style:style style:name="T51" style:family="text">
      <style:text-properties style:font-name="Source Code Pro" fo:font-weight="normal" officeooo:rsid="0018f52a"/>
    </style:style>
    <style:style style:name="T52" style:family="text">
      <style:text-properties style:font-name="Source Code Pro" fo:font-weight="normal" officeooo:rsid="0018f52a" fo:background-color="#ffffff" loext:char-shading-value="0"/>
    </style:style>
    <style:style style:name="T53" style:family="text">
      <style:text-properties style:font-name="Source Code Pro" fo:background-color="#ffffff" loext:char-shading-value="0"/>
    </style:style>
    <style:style style:name="T54" style:family="text">
      <style:text-properties style:font-name="Source Code Pro" officeooo:rsid="001e9e73"/>
    </style:style>
    <style:style style:name="T55" style:family="text">
      <style:text-properties style:font-name="Source Code Pro" officeooo:rsid="0018f52a"/>
    </style:style>
    <style:style style:name="T56" style:family="text">
      <style:text-properties style:font-name="Source Code Pro" officeooo:rsid="001f1c8d"/>
    </style:style>
    <style:style style:name="T57" style:family="text">
      <style:text-properties style:font-name="Source Code Pro" officeooo:rsid="0022cf0b"/>
    </style:style>
    <style:style style:name="T58" style:family="text">
      <style:text-properties officeooo:rsid="000b175f"/>
    </style:style>
    <style:style style:name="T59" style:family="text">
      <style:text-properties officeooo:rsid="000c3c1e"/>
    </style:style>
    <style:style style:name="T60" style:family="text">
      <style:text-properties officeooo:rsid="000ca146"/>
    </style:style>
    <style:style style:name="T61" style:family="text">
      <style:text-properties officeooo:rsid="000e0019"/>
    </style:style>
    <style:style style:name="T62" style:family="text">
      <style:text-properties fo:background-color="#ffffff" loext:char-shading-value="0"/>
    </style:style>
    <style:style style:name="T63" style:family="text">
      <style:text-properties officeooo:rsid="000e0019" fo:background-color="#ffffff" loext:char-shading-value="0"/>
    </style:style>
    <style:style style:name="T64" style:family="text">
      <style:text-properties officeooo:rsid="000ffdcf" fo:background-color="#ffffff" loext:char-shading-value="0"/>
    </style:style>
    <style:style style:name="T65" style:family="text">
      <style:text-properties officeooo:rsid="00106679" fo:background-color="#ffffff" loext:char-shading-value="0"/>
    </style:style>
    <style:style style:name="T66" style:family="text">
      <style:text-properties officeooo:rsid="000e84f1"/>
    </style:style>
    <style:style style:name="T67" style:family="text">
      <style:text-properties officeooo:rsid="00126208"/>
    </style:style>
    <style:style style:name="T68" style:family="text">
      <style:text-properties fo:font-weight="normal"/>
    </style:style>
    <style:style style:name="T69" style:family="text">
      <style:text-properties style:font-name="Arial" fo:font-size="12pt" fo:language="ru" fo:country="RU" officeooo:rsid="000c3c1e" style:font-size-asian="12pt" style:font-size-complex="12pt"/>
    </style:style>
    <style:style style:name="T70" style:family="text">
      <style:text-properties style:font-name="Arial" officeooo:rsid="00170222"/>
    </style:style>
    <style:style style:name="T71" style:family="text">
      <style:text-properties style:font-name="Arial" fo:language="en" fo:country="US" officeooo:rsid="00170222"/>
    </style:style>
    <style:style style:name="T72" style:family="text">
      <style:text-properties officeooo:rsid="0016608a"/>
    </style:style>
    <style:style style:name="T73" style:family="text">
      <style:text-properties style:font-name="Arial" fo:language="ru" fo:country="RU"/>
    </style:style>
    <style:style style:name="T74" style:family="text">
      <style:text-properties style:font-name="Arial" fo:language="ru" fo:country="RU" officeooo:rsid="001e7e4e"/>
    </style:style>
    <style:style style:name="T75" style:family="text">
      <style:text-properties style:font-name="Arial" fo:language="ru" fo:country="RU" officeooo:rsid="001e9e73"/>
    </style:style>
    <style:style style:name="T76" style:family="text">
      <style:text-properties style:font-name="Arial" fo:language="en" fo:country="US" officeooo:rsid="001e7e4e"/>
    </style:style>
    <style:style style:name="T77" style:family="text">
      <style:text-properties officeooo:rsid="001f1c8d"/>
    </style:style>
    <style:style style:name="T78" style:family="text">
      <style:text-properties style:font-name="Source Code Pro" fo:language="ru" fo:country="RU" officeooo:rsid="001e7e4e"/>
    </style:style>
    <style:style style:name="T79" style:family="text">
      <style:text-properties style:font-name="Source Code Pro" fo:language="en" fo:country="US"/>
    </style:style>
    <style:style style:name="T80" style:family="text">
      <style:text-properties style:font-name="Source Code Pro" fo:language="en" fo:country="US" officeooo:rsid="001e7e4e"/>
    </style:style>
    <style:style style:name="T81" style:family="text">
      <style:text-properties style:font-name="Source Code Pro" fo:language="en" fo:country="US" officeooo:rsid="001f1c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Документация к <text:span text:style-name="T1">TVM v0.3.</text:span><text:span text:style-name="T16">4</text:span></text:p>
      <text:p text:style-name="P1"/>
      <text:p text:style-name="P4">Раздел А. Справочник по <text:span text:style-name="T1">TA0.</text:span></text:p>
      <text:p text:style-name="P20"/>
      <text:p text:style-name="P5"><text:span text:style-name="T1">TA0 – </text:span>это ассемблер ориентированный на разработку под <text:span text:style-name="T1">TVM.</text:span></text:p>
      <text:p text:style-name="P6">Команды — это поручения <text:span text:style-name="T1">TVM </text:span>которые она исполняет последовательно.</text:p>
      <text:p text:style-name="P6">Флаги — определяют состояние команды или способ её исполнения.</text:p>
      <text:p text:style-name="P6">Директивы — это особые указания интерпретатору.</text:p>
      <text:p text:style-name="P6"/>
      <text:p text:style-name="P6">Общий вид команды: <text:span text:style-name="T1">[ </text:span><text:span text:style-name="T9">и</text:span><text:span text:style-name="T67">нструкция </text:span><text:span text:style-name="T1">] [ </text:span>флаг <text:span text:style-name="T1">] [ </text:span>данные / второй флаг <text:span text:style-name="T1">]</text:span></text:p>
      <text:p text:style-name="P19"/>
      <text:p text:style-name="P6">Имена всех команд начинаются с <text:span text:style-name="T29">$</text:span><text:span text:style-name="T2">, </text:span><text:span text:style-name="T26">имена всех флагов начинаются с </text:span><text:span text:style-name="T35">_</text:span><text:span text:style-name="T29">$ </text:span><text:span text:style-name="T26">имена всех директив начинаются с </text:span><text:span text:style-name="T35">_</text:span></text:p>
      <text:p text:style-name="P34"/>
      <text:p text:style-name="P7"><text:span text:style-name="T26">С</text:span>писок директив:</text:p>
      <text:p text:style-name="P7"/>
      <text:p text:style-name="P7"><text:span text:style-name="T27">_</text:span><text:span text:style-name="T28">MAIN</text:span><text:span text:style-name="T1"> </text:span>директива определяющая начало исполнения программы.</text:p>
      <text:p text:style-name="P7"><text:span text:style-name="T28">_POINT</text:span><text:span text:style-name="T1"> </text:span>создаёт метку к которой можно перейти посредством <text:span text:style-name="T1">$JUMP, </text:span>имеет следующий синтаксис: <text:span text:style-name="T3">[ </text:span><text:span text:style-name="T31">_POINT</text:span><text:span text:style-name="T3"> ] [ </text:span><text:span text:style-name="T58">номер метки </text:span><text:span text:style-name="T3">]</text:span></text:p>
      <text:p text:style-name="P7"><text:span text:style-name="T28">_EB</text:span><text:span text:style-name="T1"> </text:span><text:span text:style-name="T58">конец блока</text:span></text:p>
      <text:p text:style-name="P7"><text:span text:style-name="T28">_END</text:span><text:span text:style-name="T1"> </text:span><text:span text:style-name="T58">конец программы</text:span></text:p>
      <text:p text:style-name="P7"><text:span text:style-name="T28">_RESTART</text:span><text:span text:style-name="T1"> </text:span><text:span text:style-name="T58">начало исполнения программы сначала</text:span></text:p>
      <text:p text:style-name="P7"><text:span text:style-name="T28">_QUIT</text:span><text:span text:style-name="T1"> </text:span><text:span text:style-name="T58">прекращение работы программы</text:span></text:p>
      <text:p text:style-name="P7"><text:span text:style-name="T28">_CLEAR</text:span><text:span text:style-name="T1"> </text:span><text:span text:style-name="T58">стирание кода программы синтаксис: </text:span><text:span text:style-name="T3">[ </text:span><text:span text:style-name="T31">_CLEAR</text:span><text:span text:style-name="T3"> ] [ </text:span><text:span text:style-name="T58">Флаг</text:span><text:span text:style-name="T3"> ] </text:span><text:span text:style-name="T58">если в качестве флага передано </text:span><text:span text:style-name="T31">ALL</text:span><text:span text:style-name="T3"> </text:span><text:span text:style-name="T58">то весь код до вызова </text:span><text:span text:style-name="T37">_</text:span><text:span text:style-name="T31">CLEAR</text:span><text:span text:style-name="T3"> </text:span><text:span text:style-name="T58">будет удалён из программы, если передано число, то стирается строка кода под номером равным переданному числу</text:span></text:p>
      <text:p text:style-name="P7"><text:span text:style-name="T28">_DEB</text:span><text:span text:style-name="T1"> </text:span><text:span text:style-name="T58">используется при разработке </text:span><text:span text:style-name="T3">TVM, </text:span><text:span text:style-name="T58">выводит номер интерпретируемой ячейки</text:span></text:p>
      <text:p text:style-name="P7"><text:span text:style-name="T28">_RUN</text:span><text:span text:style-name="T1"> </text:span><text:span text:style-name="T58">запускает программу, без компиляции </text:span></text:p>
      <text:p text:style-name="P7"><text:span text:style-name="T28">_toNCP(</text:span><text:span text:style-name="T38">имя_файла</text:span><text:span text:style-name="T28">)</text:span><text:span text:style-name="T1"> </text:span><text:span text:style-name="T58">компилирует программу в .</text:span><text:span text:style-name="T3">ncp </text:span><text:span text:style-name="T58">файл</text:span></text:p>
      <text:p text:style-name="P8"><text:span text:style-name="T28">_COM</text:span><text:span text:style-name="T1"> </text:span><text:span text:style-name="T58">компилирует и запускает программу</text:span></text:p>
      <text:p text:style-name="P8"/>
      <text:p text:style-name="P12">Список флагов:</text:p>
      <text:p text:style-name="P8"/>
      <text:p text:style-name="P9"><text:span text:style-name="T37">_</text:span><text:span text:style-name="T32">$STDI</text:span><text:span text:style-name="T4"> </text:span><text:span text:style-name="T59">Стандартный числовой флаг указывающий что данные это число</text:span></text:p>
      <text:p text:style-name="P9"><text:span text:style-name="T32">_$STDA</text:span><text:span text:style-name="T4"> </text:span><text:span text:style-name="T59">Стандартный адресный флаг указывающий что данные это адрес</text:span></text:p>
      <text:p text:style-name="P36"><text:span text:style-name="T13">_$STDC </text:span><text:span text:style-name="T70">Стандартный символьный флаг указывающий что данные это </text:span><text:span text:style-name="T71">ASCII </text:span><text:span text:style-name="T70">символ</text:span></text:p>
      <text:p text:style-name="P36"><text:span text:style-name="T13">_$CWR </text:span><text:span text:style-name="T70">Флаг вывода символа без участия регистра</text:span></text:p>
      <text:p text:style-name="P36"><text:span text:style-name="T13">_$VWR </text:span><text:span text:style-name="T70">Флаг вывода числа без участия регистра</text:span></text:p>
      <text:p text:style-name="P9"><text:span text:style-name="T32">_$DATA</text:span><text:span text:style-name="T4"> </text:span><text:span text:style-name="T59">Флаг определяющий данные синтаксис: </text:span><text:span text:style-name="T4">[ </text:span><text:span text:style-name="T32">_$DATA</text:span><text:span text:style-name="T4"> ] [ </text:span><text:span text:style-name="T59">Данные</text:span><text:span text:style-name="T4"> ]</text:span></text:p>
      <text:p text:style-name="P38"><text:span text:style-name="T39">_$COND</text:span><text:span text:style-name="T69"> Флаг условия используемый </text:span><text:span text:style-name="T28">$JUMP</text:span></text:p>
      <text:p text:style-name="P38"><text:span text:style-name="T28">_</text:span><text:span text:style-name="T33">$ALL </text:span><text:span text:style-name="T74">Флаг используемый вместе с директивой </text:span><text:span text:style-name="T78">_</text:span><text:span text:style-name="T33">CLEAR</text:span><text:span text:style-name="T76"> </text:span><text:span text:style-name="T74">для очищения всего кода до вызова</text:span><text:span text:style-name="T78"> _</text:span><text:span text:style-name="T33">CLEAR</text:span></text:p>
      <text:p text:style-name="P38"><text:span text:style-name="T33">_$ACC </text:span><text:span text:style-name="T74">Флаг для взаимодействия с аккумулятором</text:span></text:p>
      <text:p text:style-name="P14"/>
      <text:p text:style-name="P13">Список команд:</text:p>
      <text:p text:style-name="P9"/>
      <text:p text:style-name="P14"><text:span text:style-name="T27">$CRG</text:span> <text:span text:style-name="T18">выбрать регистр </text:span><text:span text:style-name="T60">n</text:span><text:span text:style-name="T18"> для записи, ситаксис: </text:span><text:span text:style-name="T60">&lt;</text:span><text:span text:style-name="T40">$CRG</text:span><text:span text:style-name="T60">&gt; &lt;</text:span><text:span text:style-name="T18">Флаг</text:span><text:span text:style-name="T60">&gt; &lt;</text:span><text:span text:style-name="T18">Регистр</text:span><text:span text:style-name="T60">&gt;</text:span></text:p>
      <text:p text:style-name="P15"><text:span text:style-name="T27">$CRC</text:span> <text:span text:style-name="T18">выбрать ячейку </text:span><text:span text:style-name="T60">m </text:span><text:span text:style-name="T18">для записи, ситаксис: </text:span><text:span text:style-name="T60">&lt;</text:span><text:span text:style-name="T40">$CR</text:span><text:span text:style-name="T42">С</text:span><text:span text:style-name="T60">&gt; &lt;</text:span><text:span text:style-name="T18">Флаг</text:span><text:span text:style-name="T60">&gt; &lt;</text:span><text:span text:style-name="T18">Ячейка</text:span><text:span text:style-name="T60">&gt;</text:span></text:p>
      <text:p text:style-name="P15"><text:soft-page-break/><text:span text:style-name="T27">$PRG</text:span> <text:span text:style-name="T18">положить значение в 0 ячейку регистра </text:span><text:span text:style-name="T60">n, </text:span><text:span text:style-name="T18">ситаксис: </text:span><text:span text:style-name="T60">&lt;</text:span><text:span text:style-name="T40">$PRG</text:span><text:span text:style-name="T60">&gt; &lt;</text:span><text:span text:style-name="T18">Флаг</text:span><text:span text:style-name="T60">&gt; &lt;</text:span><text:span text:style-name="T18">Данные</text:span><text:span text:style-name="T60">&gt;</text:span></text:p>
      <text:p text:style-name="P15"><text:span text:style-name="T27">$PRC</text:span> <text:span text:style-name="T18">положить данные в ячейку с адресом регистр №</text:span><text:span text:style-name="T60">n</text:span><text:span text:style-name="T18"> ячейка №</text:span><text:span text:style-name="T60">m, </text:span><text:span text:style-name="T18">ситаксис: </text:span><text:span text:style-name="T60">&lt;</text:span><text:span text:style-name="T40">$PRC</text:span><text:span text:style-name="T60">&gt; &lt;</text:span><text:span text:style-name="T18">Флаг</text:span><text:span text:style-name="T60">&gt; &lt;</text:span><text:span text:style-name="T18">Данные</text:span><text:span text:style-name="T60">&gt;</text:span></text:p>
      <text:p text:style-name="P39"><text:span text:style-name="T27">$CRGI</text:span> <text:span text:style-name="T18">сокращённая команда для </text:span><text:span text:style-name="T40">CRG</text:span><text:span text:style-name="T60"> </text:span><text:span text:style-name="T18">с флагом </text:span><text:span text:style-name="T40">_$STDI</text:span><text:span text:style-name="T60">, </text:span><text:span text:style-name="T18">ситаксис: </text:span><text:span text:style-name="T60">&lt;</text:span><text:span text:style-name="T40">$CRGI</text:span><text:span text:style-name="T60">&gt; &lt;</text:span><text:span text:style-name="T18">Данные</text:span><text:span text:style-name="T60">&gt;</text:span></text:p>
      <text:p text:style-name="P16"><text:span text:style-name="T27">$CRCI</text:span> <text:span text:style-name="T18">сокращённая команда для </text:span><text:span text:style-name="T40">CRC</text:span><text:span text:style-name="T60"> </text:span><text:span text:style-name="T18">с флагом </text:span><text:span text:style-name="T40">_$STDI</text:span><text:span text:style-name="T60"> </text:span><text:span text:style-name="T18">ситаксис: </text:span><text:span text:style-name="T60">&lt;</text:span><text:span text:style-name="T40">$</text:span><text:span text:style-name="T42">CR</text:span><text:span text:style-name="T43">С</text:span><text:span text:style-name="T42">I</text:span><text:span text:style-name="T60">&gt; &lt;</text:span><text:span text:style-name="T18">Данные</text:span><text:span text:style-name="T60">&gt;</text:span></text:p>
      <text:p text:style-name="P16"><text:span text:style-name="T27">$PRGI</text:span> <text:span text:style-name="T18">сокращённая команда для </text:span><text:span text:style-name="T40">PRG</text:span><text:span text:style-name="T60"> </text:span><text:span text:style-name="T18">с флагом </text:span><text:span text:style-name="T40">_$STDI</text:span><text:span text:style-name="T60"> </text:span><text:span text:style-name="T18">ситаксис: </text:span><text:span text:style-name="T60">&lt;</text:span><text:span text:style-name="T40">$PRGI</text:span><text:span text:style-name="T60">&gt; &lt;</text:span><text:span text:style-name="T18">Данные</text:span><text:span text:style-name="T60">&gt;</text:span></text:p>
      <text:p text:style-name="P16"><text:span text:style-name="T27">$PRCI</text:span> <text:span text:style-name="T18">сокращённая команда для </text:span><text:span text:style-name="T40">PRC</text:span><text:span text:style-name="T60"> </text:span><text:span text:style-name="T18">с флагом </text:span><text:span text:style-name="T40">_$STDI</text:span><text:span text:style-name="T60"> </text:span><text:span text:style-name="T18">ситаксис: </text:span><text:span text:style-name="T60">&lt;</text:span><text:span text:style-name="T40">$PRCI</text:span><text:span text:style-name="T60">&gt; &lt;</text:span><text:span text:style-name="T18">Данные</text:span><text:span text:style-name="T60">&gt;</text:span></text:p>
      <text:p text:style-name="P16"><text:span text:style-name="T27">$CRGA</text:span> <text:span text:style-name="T18">сокращённая команда для </text:span><text:span text:style-name="T40">CRG</text:span><text:span text:style-name="T60"> </text:span><text:span text:style-name="T18">с флагом</text:span><text:span text:style-name="T42"> </text:span><text:span text:style-name="T40">_$STDA</text:span><text:span text:style-name="T60"> </text:span><text:span text:style-name="T18">ситаксис: </text:span><text:span text:style-name="T60">&lt;</text:span><text:span text:style-name="T40">$CRGA</text:span><text:span text:style-name="T60">&gt; &lt;</text:span><text:span text:style-name="T18">Данные</text:span><text:span text:style-name="T60">&gt;</text:span></text:p>
      <text:p text:style-name="P16"><text:span text:style-name="T27">$CRCA</text:span> <text:span text:style-name="T18">сокращённая команда для </text:span><text:span text:style-name="T40">CRC</text:span><text:span text:style-name="T60"> </text:span><text:span text:style-name="T18">с флагом </text:span><text:span text:style-name="T40">_$STDA </text:span><text:span text:style-name="T18">ситаксис: </text:span><text:span text:style-name="T60">&lt;</text:span><text:span text:style-name="T40">$CRCA</text:span><text:span text:style-name="T60">&gt; &lt;</text:span><text:span text:style-name="T18">Данные</text:span><text:span text:style-name="T60">&gt;</text:span></text:p>
      <text:p text:style-name="P16"><text:span text:style-name="T27">$PRGA </text:span><text:span text:style-name="T18">сокращённая команда для </text:span><text:span text:style-name="T40">PRG</text:span><text:span text:style-name="T60"> </text:span><text:span text:style-name="T18">с флагом </text:span><text:span text:style-name="T40">_$STDA</text:span><text:span text:style-name="T60"> </text:span><text:span text:style-name="T18">ситаксис: </text:span><text:span text:style-name="T60">&lt;</text:span><text:span text:style-name="T40">$PRGA</text:span><text:span text:style-name="T60">&gt; &lt;</text:span><text:span text:style-name="T18">Данные</text:span><text:span text:style-name="T60">&gt;</text:span></text:p>
      <text:p text:style-name="P16"><text:span text:style-name="T27">$PRCA</text:span> <text:span text:style-name="T18">сокращённая команда для </text:span><text:span text:style-name="T40">PRC</text:span><text:span text:style-name="T60"> </text:span><text:span text:style-name="T18">с флагом </text:span><text:span text:style-name="T40">_$STDA </text:span><text:span text:style-name="T18">ситаксис: </text:span><text:span text:style-name="T60">&lt;</text:span><text:span text:style-name="T40">$PRCI</text:span><text:span text:style-name="T60">&gt; &lt;</text:span><text:span text:style-name="T18">Данные</text:span><text:span text:style-name="T60">&gt;</text:span></text:p>
      <text:p text:style-name="P14"><text:span text:style-name="T27">$JUMP</text:span> <text:span text:style-name="T18">переход к метке </text:span><text:span text:style-name="T42">_</text:span><text:span text:style-name="T40">POINT</text:span><text:span text:style-name="T60"> </text:span><text:span text:style-name="T18">с определённым номером синтаксис: </text:span><text:span text:style-name="T40">$JUMP</text:span><text:span text:style-name="T60"> &lt;</text:span><text:span text:style-name="T18">номер метки</text:span><text:span text:style-name="T60">&gt;</text:span></text:p>
      <text:p text:style-name="P16"><text:span text:style-name="T27">$COM </text:span><text:span text:style-name="T19">использование определённой команды </text:span><text:span text:style-name="T18">ситаксис: </text:span><text:span text:style-name="T60">&lt;</text:span><text:span text:style-name="T40">$COM</text:span><text:span text:style-name="T60">&gt; &lt;</text:span><text:span text:style-name="T19">Номер команды</text:span><text:span text:style-name="T60">&gt;</text:span></text:p>
      <text:p text:style-name="P17"><text:span text:style-name="T27">$SMEM</text:span><text:span text:style-name="T48">()</text:span> <text:span text:style-name="T19">прямое обращение к памяти и её изменение </text:span><text:span text:style-name="T17">ситаксис: </text:span>&lt;<text:span text:style-name="T27">$</text:span><text:span text:style-name="T48">SMEM(</text:span><text:span text:style-name="T43">ячейка, новое значение</text:span><text:span text:style-name="T48">)</text:span>&gt;</text:p>
      <text:p text:style-name="P18"><text:span text:style-name="T27">$GMEM</text:span><text:span text:style-name="T44">()</text:span> <text:span text:style-name="T19">прямое обращение к ячейке памяти и получение значения из неё </text:span><text:span text:style-name="T17">ситаксис: </text:span>&lt;<text:span text:style-name="T27">$</text:span><text:span text:style-name="T36">GMEM(</text:span><text:span text:style-name="T44">номер ячейки памяти</text:span><text:span text:style-name="T36">)</text:span>&gt;</text:p>
      <text:p text:style-name="P65"><text:span text:style-name="T27">$GREG</text:span><text:span text:style-name="T44">()</text:span> <text:span text:style-name="T19">прямое обращение к </text:span><text:span text:style-name="T20">регистру синтаксис: </text:span><text:span text:style-name="T61">&lt;</text:span><text:span text:style-name="T36">$GREG</text:span><text:span text:style-name="T44">(номер_регистра, номер_ячейки)</text:span><text:span text:style-name="T61">&gt;</text:span></text:p>
      <text:p text:style-name="P41"><text:span text:style-name="T27">$PU</text:span><text:span text:style-name="T49">T</text:span> <text:span text:style-name="T24">вывод значений синтаксис: </text:span><text:span text:style-name="T72">&lt;</text:span><text:span text:style-name="T49">$PUT</text:span><text:span text:style-name="T72">&gt; &lt;</text:span><text:span text:style-name="T24">Флаг</text:span><text:span text:style-name="T72">&gt; &lt;</text:span><text:span text:style-name="T24">Данные</text:span><text:span text:style-name="T72">&gt;</text:span></text:p>
      <text:p text:style-name="P42"><text:span text:style-name="T27">$PUTV</text:span> <text:span text:style-name="T17">вывод числового значения из регистра синтаксис: </text:span><text:span text:style-name="T27">&lt;$PUTV&gt; &lt;</text:span><text:span text:style-name="T41">Номер регистра</text:span><text:span text:style-name="T27">&gt;</text:span></text:p>
      <text:p text:style-name="P42"><text:span text:style-name="T27">$PUTC</text:span> <text:span text:style-name="T17">вывод символьного значения из регистра синтаксис: </text:span><text:span text:style-name="T27">&lt;$PUTC&gt; &lt;</text:span><text:span text:style-name="T41">Номер регистра</text:span><text:span text:style-name="T27">&gt;</text:span></text:p>
      <text:p text:style-name="P42"><text:span text:style-name="T27">$PUTVWR</text:span> <text:span text:style-name="T17">вывод числового значения без участия регистра синтаксис: </text:span><text:span text:style-name="T27">&lt;$PUTVWR&gt; &lt;</text:span><text:span text:style-name="T41">Выводимое значение</text:span><text:span text:style-name="T27">&gt;</text:span></text:p>
      <text:p text:style-name="P42"><text:span text:style-name="T27">$PUTCWR</text:span> <text:span text:style-name="T17">вывод символьного значения без участия регистра синтаксис: </text:span>&lt;<text:span text:style-name="T27">$PUTCWR&gt; &lt;</text:span><text:span text:style-name="T41">Код выводимого символа</text:span><text:span text:style-name="T27">&gt;</text:span></text:p>
      <text:p text:style-name="P42"><text:span text:style-name="T27">$PUTA</text:span> <text:span text:style-name="T17">вывод значения аккумулятора </text:span><text:span text:style-name="T25">синтаксис: </text:span><text:span text:style-name="T50">&lt;$PUTA&gt;</text:span></text:p>
      <text:p text:style-name="P69"><text:span text:style-name="T50">$</text:span><text:span text:style-name="T27">ADDA </text:span><text:span text:style-name="T75">п</text:span><text:span text:style-name="T73">рибавить к значению аккумулятора значение регистра </text:span><text:span text:style-name="T75">синтаксис:</text:span><text:span text:style-name="T41"> <text:s/></text:span><text:span text:style-name="T54">&lt;$ADDA&gt; &lt;</text:span><text:span text:style-name="T47">Регситр</text:span><text:span text:style-name="T54">&gt;</text:span></text:p>
      <text:p text:style-name="P70"><text:span text:style-name="T27">$ADDI </text:span><text:span text:style-name="T47">у</text:span><text:span text:style-name="T75">величить значение акуумулятора на 1 синтаксис:</text:span><text:span text:style-name="T47"> </text:span><text:span text:style-name="T54">&lt;</text:span><text:span text:style-name="T57">$</text:span><text:span text:style-name="T54">ADDI&gt;</text:span></text:p>
      <text:p text:style-name="P69"><text:span text:style-name="T27">$SUBTA </text:span><text:span text:style-name="T47">в</text:span><text:span text:style-name="T75">ычесть из аккумулятора значение регистра синтаксис:</text:span><text:span text:style-name="T47"> </text:span><text:span text:style-name="T54">&lt;$SUBTA&gt; &lt;</text:span><text:span text:style-name="T47">Регистр</text:span><text:span text:style-name="T54">&gt;</text:span></text:p>
      <text:p text:style-name="P69"><text:span text:style-name="T27">$SUBTI </text:span><text:span text:style-name="T47">в</text:span><text:span text:style-name="T75">ычесть из аккумулятора 1 синтаксис:</text:span><text:span text:style-name="T47"> </text:span><text:span text:style-name="T54">&lt;$SUBTI&gt;</text:span></text:p>
      <text:p text:style-name="P69"><text:span text:style-name="T27">$CMPA </text:span><text:span text:style-name="T47">с</text:span><text:span text:style-name="T75">равнить значения регистров синтаксис:</text:span><text:span text:style-name="T47"> </text:span><text:span text:style-name="T54">&lt;$CMPA&gt; &lt;</text:span><text:span text:style-name="T47">Регистр_1</text:span><text:span text:style-name="T54">&gt; &lt;</text:span><text:span text:style-name="T47">Регистр_2</text:span><text:span text:style-name="T54">&gt; &lt;</text:span><text:span text:style-name="T47">Регистр_в_который_будет_возвращён_ответ</text:span><text:span text:style-name="T54">&gt;</text:span></text:p>
      <text:p text:style-name="P40"/>
      <text:p text:style-name="P44">Раздел <text:span text:style-name="T1">B. </text:span>Примеры кода на <text:span text:style-name="T1">TA0</text:span></text:p>
      <text:p text:style-name="P45"/>
      <text:p text:style-name="P46">Пример №1: Положить значение <text:span text:style-name="T1">123 </text:span>в ячейку регистра с адресом 1, 0</text:p>
      <text:p text:style-name="P35"/>
      <text:p text:style-name="P10"><text:span text:style-name="T27">_</text:span><text:span text:style-name="T30">MAIN // </text:span><text:span text:style-name="T36">Точка начала программы</text:span></text:p>
      <text:p text:style-name="P11"><text:span text:style-name="T28">$CRGI 1; // </text:span><text:span text:style-name="T27">Выбираем регистр 1</text:span></text:p>
      <text:p text:style-name="P11"><text:span text:style-name="T28">$CRCI 0; // </text:span><text:span text:style-name="T27">Выбираем ячейку 0 регистра 1</text:span></text:p>
      <text:p text:style-name="P11"><text:span text:style-name="T28">$PRCI 123; // </text:span><text:span text:style-name="T27">Кладём значение по выбранным координатам</text:span></text:p>
      <text:p text:style-name="P10"><text:span text:style-name="T30">_END // </text:span><text:span text:style-name="T36">Конец программы</text:span></text:p>
      <text:p text:style-name="P10"><text:span text:style-name="T30">_RUN // </text:span><text:span text:style-name="T36">Запуск интерпретатора</text:span></text:p>
      <text:p text:style-name="P37"/>
      <text:p text:style-name="P47"><text:soft-page-break/>Пример №2: Получить значение читаемой ячейки памяти</text:p>
      <text:p text:style-name="P47"/>
      <text:p text:style-name="P49">_<text:span text:style-name="T5">MAIN </text:span><text:span text:style-name="T1">// </text:span>Точка начала программы</text:p>
      <text:p text:style-name="P49"><text:span text:style-name="T5">_DEB // </text:span><text:span text:style-name="T66">Получение читаемой ячейки</text:span></text:p>
      <text:p text:style-name="P49"><text:span text:style-name="T5">_END </text:span><text:span text:style-name="T1">// </text:span>Конец программы</text:p>
      <text:p text:style-name="P43"><text:span text:style-name="T30">_RUN // </text:span><text:span text:style-name="T36">Запуск</text:span><text:span text:style-name="T30"> </text:span><text:span text:style-name="T36">интерпретатора</text:span></text:p>
      <text:p text:style-name="P49"/>
      <text:p text:style-name="P47">Пример №3: Скопировать содержимое из ячейки <text:span text:style-name="T5">a </text:span><text:span text:style-name="T66">в ячейку </text:span><text:span text:style-name="T5">b</text:span></text:p>
      <text:p text:style-name="P48"/>
      <text:p text:style-name="P52"><text:span text:style-name="T62">_MAIN </text:span><text:span text:style-name="T63">// </text:span><text:span text:style-name="T22">Точка начала программы</text:span></text:p>
      <text:p text:style-name="P22"><text:span text:style-name="T62">$CRGA R15; // </text:span><text:span text:style-name="T64">Выбираем регистр 1 ячейку 5</text:span></text:p>
      <text:p text:style-name="P22"><text:span text:style-name="T62">$PRCI 123; // </text:span><text:span text:style-name="T64">Кладём туда 123</text:span></text:p>
      <text:p text:style-name="P22"><text:span text:style-name="T62">$PRCA R15; // </text:span><text:span text:style-name="T64">Выбираем откуда копировать</text:span></text:p>
      <text:p text:style-name="P22"><text:span text:style-name="T62">_$DATA R16; // </text:span><text:span text:style-name="T64">Выбираем куда копировать</text:span></text:p>
      <text:p text:style-name="P22"><text:span text:style-name="T62">_END // </text:span><text:span text:style-name="T64">Конец программы</text:span></text:p>
      <text:p text:style-name="P51"><text:span text:style-name="T62">_RUN // </text:span><text:span text:style-name="T23">Запуск интерпретатора</text:span></text:p>
      <text:p text:style-name="P56"/>
      <text:p text:style-name="P60"><text:span text:style-name="T21">Пояснения. Здесь используется инструкция </text:span><text:span text:style-name="T53">$CRGA</text:span><text:span text:style-name="T62"> </text:span><text:span text:style-name="T21">которая в качестве флага принимает </text:span><text:span text:style-name="T53">R15</text:span><text:span text:style-name="T62"> </text:span><text:span text:style-name="T21">это означает что мы выбираем 1 регистр и 5 ячейку, так же если бы мы написали </text:span><text:span text:style-name="T53">R84</text:span><text:span text:style-name="T62"> </text:span><text:span text:style-name="T21">то выбрали бы 8 регистр и 4 ячейку. Далее используется </text:span><text:span text:style-name="T53">$PRCI</text:span><text:span text:style-name="T62"> </text:span><text:span text:style-name="T21">которая кладёт в выбранный регистр значение, в нашем случае это 123. Так же здесь используется инструкция </text:span><text:span text:style-name="T53">$PRCA</text:span><text:span text:style-name="T62"> </text:span><text:span text:style-name="T21">которая имеет и второе назначение, если передать ей флаг </text:span><text:span text:style-name="T53">STDA</text:span><text:span text:style-name="T62"> </text:span><text:span text:style-name="T21">то она будет копировать значение из своего флага в свои данные (в нашем случае флаг это регистр </text:span><text:span text:style-name="T53">R15</text:span><text:span text:style-name="T62">, </text:span><text:span text:style-name="T21">а данные это регистр </text:span><text:span text:style-name="T53">R16</text:span><text:span text:style-name="T21">).</text:span></text:p>
      <text:p text:style-name="P66"/>
      <text:p text:style-name="P62"><text:span text:style-name="T62">Пример №</text:span><text:span text:style-name="T7">4</text:span><text:span text:style-name="T62">: </text:span><text:span text:style-name="T65">Вывод значения регистра</text:span></text:p>
      <text:p text:style-name="P64"/>
      <text:p text:style-name="P57">_MAIN</text:p>
      <text:p text:style-name="P23">$CRGA R15;</text:p>
      <text:p text:style-name="P23">$PRCI 123;</text:p>
      <text:p text:style-name="P22"><text:span text:style-name="T62">$PUT // </text:span><text:span text:style-name="T65">Вывод значения регистра</text:span></text:p>
      <text:p text:style-name="P22"><text:span text:style-name="T62">_$DATA R15; // </text:span><text:span text:style-name="T65">Значение какого регистра вывести</text:span></text:p>
      <text:p text:style-name="P58">_END <text:span text:style-name="T51">// Конец программы</text:span></text:p>
      <text:p text:style-name="P59"><text:span text:style-name="T62">_</text:span><text:span text:style-name="T7">RUN </text:span><text:span text:style-name="T52">// Интерпретация</text:span></text:p>
      <text:p text:style-name="P53"/>
      <text:p text:style-name="P63"><text:span text:style-name="T65">П</text:span><text:span text:style-name="T62">ример №5: Программа </text:span><text:span text:style-name="T6">Hello world! </text:span><text:span text:style-name="T8">(1)</text:span></text:p>
      <text:p text:style-name="P61"/>
      <text:p text:style-name="P54">_MAIN</text:p>
      <text:p text:style-name="P27"><text:tab/> <text:s text:c="2"/>$CRGA R20;</text:p>
      <text:p text:style-name="P24">        <text:span text:style-name="T68">$PRCI 72; /* H */</text:span></text:p>
      <text:p text:style-name="P24">        <text:span text:style-name="T68">$PUTC R20;</text:span></text:p>
      <text:p text:style-name="P24"/>
      <text:p text:style-name="P24">        <text:span text:style-name="T68">$CRGA R21;</text:span></text:p>
      <text:p text:style-name="P24">        <text:span text:style-name="T68">$PRCI 101; /* e */</text:span></text:p>
      <text:p text:style-name="P24">        <text:span text:style-name="T68">$PUTC R21;</text:span></text:p>
      <text:p text:style-name="P24"/>
      <text:p text:style-name="P24">        <text:span text:style-name="T68">$CRGA R22;</text:span></text:p>
      <text:p text:style-name="P24"><text:soft-page-break/>        <text:span text:style-name="T68">$PRCI 108; /* l */</text:span></text:p>
      <text:p text:style-name="P24">        <text:span text:style-name="T68">$PUTC R22;</text:span></text:p>
      <text:p text:style-name="P24"/>
      <text:p text:style-name="P24">        <text:span text:style-name="T68">$CRGA R23;</text:span></text:p>
      <text:p text:style-name="P24">        <text:span text:style-name="T68">$PRCI 108; /* l */ </text:span></text:p>
      <text:p text:style-name="P24">        <text:span text:style-name="T68">$PUTC R23;</text:span></text:p>
      <text:p text:style-name="P24"/>
      <text:p text:style-name="P24">        <text:span text:style-name="T68">$CRGA R24;</text:span></text:p>
      <text:p text:style-name="P24">        <text:span text:style-name="T68">$PRCI 111; /* o */ </text:span></text:p>
      <text:p text:style-name="P24">        <text:span text:style-name="T68">$PUTC R24;</text:span></text:p>
      <text:p text:style-name="P24"/>
      <text:p text:style-name="P24">        <text:span text:style-name="T68">$CRGA R25;</text:span></text:p>
      <text:p text:style-name="P24">        <text:span text:style-name="T68">$PRCI 32; /* space */ </text:span></text:p>
      <text:p text:style-name="P24">        <text:span text:style-name="T68">$PUTC R25;</text:span></text:p>
      <text:p text:style-name="P24"/>
      <text:p text:style-name="P24">        <text:span text:style-name="T68">$CRGA R26;</text:span></text:p>
      <text:p text:style-name="P24">        <text:span text:style-name="T68">$PRCI 119; /* w */ </text:span></text:p>
      <text:p text:style-name="P24">        <text:span text:style-name="T68">$PUTC R26;</text:span></text:p>
      <text:p text:style-name="P24"/>
      <text:p text:style-name="P24">        <text:span text:style-name="T68">$CRGA R27;</text:span></text:p>
      <text:p text:style-name="P24">        <text:span text:style-name="T68">$PRCI 111; /* o */ </text:span></text:p>
      <text:p text:style-name="P24">        <text:span text:style-name="T68">$PUTC R27;</text:span></text:p>
      <text:p text:style-name="P24"/>
      <text:p text:style-name="P24">        <text:span text:style-name="T68">$CRGA R28;</text:span></text:p>
      <text:p text:style-name="P24">        <text:span text:style-name="T68">$PRCI 114; /* r */ </text:span></text:p>
      <text:p text:style-name="P24">        <text:span text:style-name="T68">$PUTC R28;</text:span></text:p>
      <text:p text:style-name="P24"/>
      <text:p text:style-name="P24">        <text:span text:style-name="T68">$CRGA R30;</text:span></text:p>
      <text:p text:style-name="P24">        <text:span text:style-name="T68">$PRCI 108; /* l */ </text:span></text:p>
      <text:p text:style-name="P24">        <text:span text:style-name="T68">$PUTC R30;</text:span></text:p>
      <text:p text:style-name="P24"/>
      <text:p text:style-name="P24">        <text:span text:style-name="T68">$CRGA R31;</text:span></text:p>
      <text:p text:style-name="P24">        <text:span text:style-name="T68">$PRCI 100; /* d */ </text:span></text:p>
      <text:p text:style-name="P24">        <text:span text:style-name="T68">$PUTC R31;</text:span></text:p>
      <text:p text:style-name="P24"/>
      <text:p text:style-name="P24">        <text:span text:style-name="T68">$CRGA R32;</text:span></text:p>
      <text:p text:style-name="P24">        <text:span text:style-name="T68">$PRCI 33; /* ! */ </text:span></text:p>
      <text:p text:style-name="P24">        <text:span text:style-name="T68">$PUTC R32;</text:span></text:p>
      <text:p text:style-name="P24"/>
      <text:p text:style-name="P25">    <text:span text:style-name="T68">_END </text:span><text:span text:style-name="T46">// Конец программы</text:span></text:p>
      <text:p text:style-name="P25">    <text:span text:style-name="T68">_RUN </text:span><text:span text:style-name="T46">// Интерпретация</text:span></text:p>
      <text:p text:style-name="P27"/>
      <text:p text:style-name="P32"><text:span text:style-name="T68">Пример №6: Программа </text:span><text:span text:style-name="T10">Hello world! (2)</text:span></text:p>
      <text:p text:style-name="P33"/>
      <text:p text:style-name="P55">_MAIN</text:p>
      <text:p text:style-name="P26"><text:span text:style-name="T1">$PUTCWR 72; /* </text:span><text:span text:style-name="T12">H</text:span><text:span text:style-name="T1"> */</text:span></text:p>
      <text:p text:style-name="P24"><text:span text:style-name="T68">$PUTCWR 101; /* </text:span><text:span text:style-name="T11">e </text:span><text:span text:style-name="T68">*/</text:span></text:p>
      <text:p text:style-name="P24"><text:soft-page-break/><text:span text:style-name="T68">$PUTCWR 108; /* </text:span><text:span text:style-name="T11">l</text:span><text:span text:style-name="T68"> */</text:span></text:p>
      <text:p text:style-name="P24"><text:span text:style-name="T68">$PUTCWR 108; /* </text:span><text:span text:style-name="T11">l </text:span><text:span text:style-name="T68">*/</text:span></text:p>
      <text:p text:style-name="P24"><text:span text:style-name="T68">$PUTCWR 111; /* </text:span><text:span text:style-name="T11">o </text:span><text:span text:style-name="T68">*/</text:span></text:p>
      <text:p text:style-name="P24"><text:span text:style-name="T68">$PUTCWR 32; <text:s/>/* </text:span><text:span text:style-name="T11">space </text:span><text:span text:style-name="T68">*/</text:span></text:p>
      <text:p text:style-name="P24"/>
      <text:p text:style-name="P24"><text:span text:style-name="T68">$PUTCWR 119; /* </text:span><text:span text:style-name="T11">w </text:span><text:span text:style-name="T68">*/</text:span></text:p>
      <text:p text:style-name="P24"><text:span text:style-name="T68">$PUTCWR 111; /* </text:span><text:span text:style-name="T11">o</text:span><text:span text:style-name="T68"> */</text:span></text:p>
      <text:p text:style-name="P24"><text:span text:style-name="T68">$PUTCWR 114; /* </text:span><text:span text:style-name="T11">r </text:span><text:span text:style-name="T68">*/</text:span></text:p>
      <text:p text:style-name="P24"><text:span text:style-name="T68">$PUTCWR 108; /* </text:span><text:span text:style-name="T11">l </text:span><text:span text:style-name="T68">*/</text:span></text:p>
      <text:p text:style-name="P24"><text:span text:style-name="T68">$PUTCWR 100; /* </text:span><text:span text:style-name="T11">d</text:span><text:span text:style-name="T68"> */</text:span></text:p>
      <text:p text:style-name="P27">$PUTCWR 33; /* ! */</text:p>
      <text:p text:style-name="P27"/>
      <text:p text:style-name="P28">_END <text:span text:style-name="T45">// Конец программы</text:span></text:p>
      <text:p text:style-name="P30">_RUN <text:span text:style-name="T45">// Интерпретация</text:span></text:p>
      <text:p text:style-name="P29"/>
      <text:p text:style-name="P71">Пояснения. В первом примере мы для начала кладём нужную нам букву в регистр, а потом выводим её. Впрочем недостатки такого способа очевидны, помимо монструозности кода он ещё и занимает много регистровой памяти. Поэтому предпочтительней конечно второй вариант в котором мы просто непосредственно выводим символы.</text:p>
      <text:p text:style-name="P71"/>
      <text:p text:style-name="P72">Пример №7: Ввод значений из регистра в аккумулятор</text:p>
      <text:p text:style-name="P72"/>
      <text:p text:style-name="P31">_MAIN // Начало исполнения программы</text:p>
      <text:p text:style-name="P31">$CRGA R10; // Выбор регистра</text:p>
      <text:p text:style-name="P31">$PRCI 123; // Ввод значений в регистр</text:p>
      <text:p text:style-name="P31">$ADDA R10; // Ввод значений в аккумулятор</text:p>
      <text:p text:style-name="P31">$PUTA // Вывод значений аккумулятора</text:p>
      <text:p text:style-name="P31">_END // Конец программы</text:p>
      <text:p text:style-name="P31">_RUN // Интерпретация</text:p>
      <text:p text:style-name="P31"/>
      <text:p text:style-name="P74">Пример №8: Сравнение значений регистров</text:p>
      <text:p text:style-name="P74"/>
      <text:p text:style-name="P76">_MAIN <text:span text:style-name="T55">// Начало исполнения программы</text:span></text:p>
      <text:p text:style-name="P76">$CRGA R10; <text:span text:style-name="T55">// Выбор регистра</text:span></text:p>
      <text:p text:style-name="P76">$PRCI 12; <text:span text:style-name="T55">// Ввод значений в регистр</text:span></text:p>
      <text:p text:style-name="P76">$CRGA R11; <text:span text:style-name="T55">// Выбор регистра</text:span></text:p>
      <text:p text:style-name="P76">$PRCI 10; <text:span text:style-name="T55">// Ввод значений в регистр</text:span></text:p>
      <text:p text:style-name="P75">$CMPA <text:span text:style-name="T15">// </text:span><text:span text:style-name="T77">Сравниваем </text:span></text:p>
      <text:p text:style-name="P75"><text:tab/>_$DATA R10; // <text:span text:style-name="T15">R10</text:span> </text:p>
      <text:p text:style-name="P75"><text:tab/>_$DATA R11; // <text:span text:style-name="T77">и </text:span><text:span text:style-name="T15">R11</text:span></text:p>
      <text:p text:style-name="P75"><text:tab/>_$DATA R12; // <text:span text:style-name="T77">результат сохраняем в </text:span><text:span text:style-name="T15">R12</text:span></text:p>
      <text:p text:style-name="P76">$PUTV R12; <text:span text:style-name="T55">// Вывод значений </text:span><text:span text:style-name="T34">R</text:span><text:span text:style-name="T56">12</text:span></text:p>
      <text:p text:style-name="P76">_END <text:span text:style-name="T55">// Конец программы</text:span></text:p>
      <text:p text:style-name="P76">_RUN <text:span text:style-name="T55">// Интерпретация</text:span></text:p>
      <text:p text:style-name="P33"/>
      <text:p text:style-name="P67">Пояснения. В этом примере мы сохраняем 12 в <text:span text:style-name="T28">R10</text:span><text:span text:style-name="T1"> </text:span>и 10 в <text:span text:style-name="T28">R11</text:span><text:span text:style-name="T1">, </text:span>а потом сравниваем их значения и сохраняем результат в <text:span text:style-name="T28">R12</text:span><text:span text:style-name="T1">, </text:span>если в <text:span text:style-name="T28">R12</text:span><text:span text:style-name="T1"> </text:span>положительное число то <text:span text:style-name="T28">R10</text:span><text:span text:style-name="T1"> &gt; </text:span><text:span text:style-name="T28">R11</text:span><text:span text:style-name="T1">, </text:span>если <text:soft-page-break/><text:span text:style-name="T77">число отрицательное то </text:span><text:span text:style-name="T34">R10</text:span><text:span text:style-name="T15"> &lt; </text:span><text:span text:style-name="T34">R11</text:span><text:span text:style-name="T15"> </text:span><text:span text:style-name="T77">в ином случае </text:span><text:span text:style-name="T34">R10 = R11</text:span><text:span text:style-name="T15">. </text:span><text:span text:style-name="T77">После этого результат мы выводим на экран.</text:span></text:p>
      <text:p text:style-name="P49"/>
      <text:p text:style-name="P50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8:44:08.743000000</meta:creation-date>
    <meta:generator>LibreOffice/6.1.4.2$Windows_x86 LibreOffice_project/9d0f32d1f0b509096fd65e0d4bec26ddd1938fd3</meta:generator>
    <dc:date>2019-03-17T11:14:37.401000000</dc:date>
    <meta:editing-duration>PT59M2S</meta:editing-duration>
    <meta:editing-cycles>14</meta:editing-cycles>
    <meta:document-statistic meta:table-count="0" meta:image-count="0" meta:object-count="0" meta:page-count="6" meta:paragraph-count="168" meta:word-count="1195" meta:character-count="7837" meta:non-whitespace-character-count="6497"/>
  </office:meta>
</office:document-meta>
</file>